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e9ebd" officeooo:paragraph-rsid="001e9ebd"/>
    </style:style>
    <style:style style:name="P2" style:family="paragraph" style:parent-style-name="Standard">
      <style:text-properties officeooo:rsid="001ff810" officeooo:paragraph-rsid="001ff810"/>
    </style:style>
    <style:style style:name="P3" style:family="paragraph" style:parent-style-name="Standard">
      <style:text-properties officeooo:rsid="0020a095" officeooo:paragraph-rsid="0020a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ERIOS DE SEGMENTACIÓN</text:p>
      <text:p text:style-name="P1"/>
      <text:p text:style-name="P1">- Geográfica, país</text:p>
      <text:p text:style-name="P1">- Demográfica, edad/genero</text:p>
      <text:p text:style-name="P1">- Socio-económica, ingresos</text:p>
      <text:p text:style-name="P1">- Psicográfica, características psicológicas y personalidad, gustos, estilo de vida, según el contenido que ves</text:p>
      <text:p text:style-name="P1">- Conductual:</text:p>
      <text:p text:style-name="P1"><text:tab/>necesidades y beneficios, </text:p>
      <text:p text:style-name="P1"><text:tab/>ocasiones, </text:p>
      <text:p text:style-name="P1"><text:tab/>frecuencia de uso, </text:p>
      <text:p text:style-name="P1"><text:tab/>actitudes</text:p>
      <text:p text:style-name="P1"/>
      <text:p text:style-name="P2">MARKETING MIX</text:p>
      <text:p text:style-name="P2">- Precio</text:p>
      <text:p text:style-name="P2">- Producto</text:p>
      <text:p text:style-name="P2">- Promocion</text:p>
      <text:p text:style-name="P2">- Distribucion</text:p>
      <text:p text:style-name="P2"/>
      <text:p text:style-name="P2">3. Idoneidad de segmentacion por paises/genero (de contenido) para anunciates 3 o 4 line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CCOMPONENTES</text:p>
      <text:p text:style-name="P2">MKMIX</text:p>
      <text:p text:style-name="P2">Producto </text:p>
      <text:p text:style-name="P2"><text:tab/>Numero de productos</text:p>
      <text:p text:style-name="P2"><text:tab/>Marca</text:p>
      <text:p text:style-name="P2">Promoción: sorteazo</text:p>
      <text:p text:style-name="P2"><text:tab/>Publicidad </text:p>
      <text:p text:style-name="P2"><text:tab/>Relaciones publicas</text:p>
      <text:p text:style-name="P2"><text:tab/>Promociones de ventas</text:p>
      <text:p text:style-name="P2"><text:tab/>Equipo de ventas</text:p>
      <text:p text:style-name="P2"><text:tab/>Marketing directo</text:p>
      <text:p text:style-name="P2">Precio, estrategias de precio, precios diferenciados o psicológicos (5.99€)</text:p>
      <text:p text:style-name="P2">Distribucion, por que canal, tiendas fisicas?</text:p>
      <text:p text:style-name="P2"><text:s/><text:tab/></text:p>
      <text:p text:style-name="P2"/>
      <text:p text:style-name="P2"><text:tab/></text:p>
      <text:p text:style-name="P2"/>
      <text:p text:style-name="P2"><text:soft-page-break/></text:p>
      <text:p text:style-name="P3">PcComponente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04:17.426213573</meta:creation-date>
    <dc:date>2023-11-06T22:18:38.784478185</dc:date>
    <meta:editing-duration>PT6H14M2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97" meta:character-count="732" meta:non-whitespace-character-count="646"/>
  </office:meta>
</office:document-meta>
</file>